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Heading_20_3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Heading_20_4">
      <style:paragraph-properties fo:margin-top="0in" fo:margin-bottom="0.0972in" style:contextual-spacing="false" fo:line-height="115%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9">
      <style:text-properties officeooo:paragraph-rsid="000eb7d6"/>
    </style:style>
    <style:style style:name="P15" style:family="paragraph" style:parent-style-name="Text_20_body">
      <style:text-properties officeooo:paragraph-rsid="000eb7d6"/>
    </style:style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T1" style:family="text">
      <style:text-properties officeooo:rsid="000eb7d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Thor-Grid VTT User Guide</text:span></text:h>
      <text:h text:style-name="P2" text:outline-level="2"><text:span text:style-name="Strong_20_Emphasis">Version 3.4.0</text:span></text:h>
      <text:h text:style-name="P3" text:outline-level="3">1. Introduction</text:h>
      <text:p text:style-name="Text_20_body">Welcome to Thor-Grid Virtual Tabletop (VTT)! This application is designed to help Game Masters (GMs) and players manage encounters on a grid-based map. Thor-Grid is a self-hosted application, meaning one person runs the server (typically the GM), and others connect on the same local network.</text:p>
      <text:p text:style-name="Text_20_body">This guide covers all features up to <text:span text:style-name="Strong_20_Emphasis">version 3.4.0</text:span>, including the integrated Initiative Tracker, a label visibility toggle, dynamic fog of war, wall collision, and the advanced token context menu.</text:p>
      <text:h text:style-name="P3" text:outline-level="3">2. Installation &amp; Setup</text:h>
      <text:list text:style-name="L1">
        <text:list-item>
          <text:p text:style-name="P4">Go to the <text:a xlink:type="simple" xlink:href="https://www.google.com/url?sa=E&amp;q=https%3A%2F%2Fgithub.com%2FThor-Grid%2FThorGridVTT%2Freleases%2Flatest" office:target-frame-name="_blank" xlink:show="new" text:style-name="Internet_20_link" text:visited-style-name="Visited_20_Internet_20_Link"><text:span text:style-name="Strong_20_Emphasis">Thor-Grid GitHub Releases page</text:span></text:a>.</text:p>
        </text:list-item>
        <text:list-item>
          <text:p text:style-name="P4">Download the installer for your operating system from the "Assets" section.</text:p>
        </text:list-item>
        <text:list-item>
          <text:p text:style-name="P4">Run the installer. On Windows, you may need to grant firewall permission for the application to accept connections on port 4000.</text:p>
        </text:list-item>
      </text:list>
      <text:h text:style-name="P3" text:outline-level="3" text:is-list-header="true">3. Getting Started &amp; Basic Interaction</text:h>
      <text:h text:style-name="P5" text:outline-level="4">3.1. Running a Session</text:h>
      <text:list text:style-name="L2">
        <text:list-item>
          <text:p text:style-name="P6"><text:span text:style-name="Strong_20_Emphasis">On the Host Machine (GM):</text:span> Launch the Thor-Grid application. The "Server Addresses" display will show a <text:span text:style-name="Strong_20_Emphasis">Network</text:span> address (e.g., http://1.2.3.4:4000). Share this with your players.</text:p>
        </text:list-item>
        <text:list-item>
          <text:p text:style-name="P6"><text:span text:style-name="Strong_20_Emphasis">On Player Machines:</text:span> Players can use a modern web browser (like Chrome or Firefox) on any device connected to the same Wi-Fi network. Enter the "Network" address provided by the GM into the browser's address bar.</text:p>
        </text:list-item>
      </text:list>
      <text:h text:style-name="P5" text:outline-level="4">3.2. Joining a Session</text:h>
      <text:p text:style-name="Text_20_body">When the VTT loads, you will see a login screen.</text:p>
      <text:list text:style-name="L3">
        <text:list-item>
          <text:p text:style-name="P7"><text:span text:style-name="Strong_20_Emphasis">Username:</text:span> Enter a unique name.</text:p>
        </text:list-item>
        <text:list-item>
          <text:p text:style-name="P7"><text:span text:style-name="Strong_20_Emphasis">Role:</text:span> Select your role (DM or Player).</text:p>
        </text:list-item>
        <text:list-item>
          <text:p text:style-name="P7">Click "Join".</text:p>
        </text:list-item>
      </text:list>
      <text:h text:style-name="P5" text:outline-level="4">3.3. Core UI Controls</text:h>
      <text:list text:style-name="L4">
        <text:list-item>
          <text:p text:style-name="P8"><text:span text:style-name="Strong_20_Emphasis">Panning:</text:span> Click and drag on the map background.</text:p>
        </text:list-item>
        <text:list-item>
          <text:p text:style-name="P8"><text:span text:style-name="Strong_20_Emphasis">Zooming:</text:span> Use the mouse scroll wheel or pinch-to-zoom.</text:p>
        </text:list-item>
        <text:list-item>
          <text:p text:style-name="P8"><text:span text:style-name="Strong_20_Emphasis">Reset View:</text:span> Centers the grid and resets zoom.</text:p>
        </text:list-item>
        <text:list-item>
          <text:p text:style-name="P8"><text:span text:style-name="Strong_20_Emphasis">Selecting a Token:</text:span> Click on a token to select it. A selected token has a blue/cyan border and is the target for features like applying damage.</text:p>
        </text:list-item>
        <text:list-item>
          <text:p text:style-name="P8"><text:soft-page-break/><text:span text:style-name="Strong_20_Emphasis">Toggle Labels:</text:span> Click the "Show/Hide Labels" button to toggle all token labels on/off. When hidden, only the selected or hovered token's label will appear.</text:p>
        </text:list-item>
        <text:list-item>
          <text:p text:style-name="P8"><text:span text:style-name="Strong_20_Emphasis">User Guide:</text:span> Click the "User Guide" button to open this document.</text:p>
        </text:list-item>
      </text:list>
      <text:h text:style-name="P5" text:outline-level="4">3.4. A Note on Simultaneous Movement</text:h>
      <text:p text:style-name="Text_20_body">The server processes actions as they arrive. If two users try to move the same token at the same time, the token will move to the position sent by the <text:span text:style-name="Strong_20_Emphasis">last command received by the server</text:span>. To avoid confusion, it is recommended that players take turns moving their tokens, similar to a physical tabletop.</text:p>
      <text:h text:style-name="P3" text:outline-level="3">4. Roles: DM vs Player Capabilities</text:h>
      <text:list text:style-name="L5">
        <text:list-item>
          <text:p text:style-name="P9"><text:span text:style-name="Strong_20_Emphasis">DM:</text:span> Has full control over the entire game state.</text:p>
          <text:list>
            <text:list-item>
              <text:p text:style-name="P9">Can add, remove, and edit any token on the map.</text:p>
            </text:list-item>
            <text:list-item>
              <text:p text:style-name="P9">Can move any token at any time, which can be used to override or correct a player's movement.</text:p>
            </text:list-item>
            <text:list-item>
              <text:p text:style-name="P9">Manages walls, scene settings (background, grid size), and Fog of War.</text:p>
            </text:list-item>
            <text:list-item>
              <text:p text:style-name="P9">Controls the Initiative Tracker.</text:p>
            </text:list-item>
            <text:list-item>
              <text:p text:style-name="P9">Can save, load, import, and export the game state.</text:p>
            </text:list-item>
          </text:list>
        </text:list-item>
        <text:list-item>
          <text:p text:style-name="P9"><text:span text:style-name="Strong_20_Emphasis">Player:</text:span> Can interact with the game world through their owned tokens.</text:p>
          <text:list>
            <text:list-item>
              <text:p text:style-name="P9">Can add, move, and rotate only tokens they own.</text:p>
            </text:list-item>
            <text:list-item>
              <text:p text:style-name="P9">Views the map based on their token's vision and light sources (Fog of War).</text:p>
            </text:list-item>
            <text:list-item>
              <text:p text:style-name="P9">Can view the Initiative Tracker and see whose turn it is.</text:p>
            </text:list-item>
            <text:list-item>
              <text:p text:style-name="P9">Can make public dice rolls.</text:p>
            </text:list-item>
          </text:list>
        </text:list-item>
      </text:list>
      <text:h text:style-name="P3" text:outline-level="3" text:is-list-header="true">5. DM Features in Detail</text:h>
      <text:h text:style-name="P5" text:outline-level="4">5.1. Token Management</text:h>
      <text:list text:style-name="L6">
        <text:list-item>
          <text:p text:style-name="P10"><text:span text:style-name="Strong_20_Emphasis">Adding Tokens:</text:span> Use the "Tokens" form to add a new token with stats.</text:p>
        </text:list-item>
        <text:list-item>
          <text:p text:style-name="P10"><text:span text:style-name="Strong_20_Emphasis">Editing Tokens (Context Menu):</text:span> The primary way to edit a token is to <text:span text:style-name="Strong_20_Emphasis">right-click</text:span> it (or <text:span text:style-name="Strong_20_Emphasis">long-press</text:span> on a touch device). This opens a menu to edit its name, image, HP, AC, sight, light sources, and initiative. Click "Save" to apply changes.</text:p>
        </text:list-item>
      </text:list>
      <text:h text:style-name="P5" text:outline-level="4">5.2. Initiative Tracker</text:h>
      <text:p text:style-name="Text_20_body">The Initiative Tracker panel allows you to manage turn-based combat seamlessly.</text:p>
      <text:list text:style-name="L7">
        <text:list-item>
          <text:p text:style-name="P11"><text:span text:style-name="Strong_20_Emphasis">Set Initiative:</text:span> Before starting, ensure all combatant tokens have their initiative value set via their context menu.</text:p>
        </text:list-item>
        <text:list-item>
          <text:p text:style-name="P11"><text:span text:style-name="Strong_20_Emphasis">Exclude Tokens:</text:span> Any token with an initiative value of <text:span text:style-name="Strong_20_Emphasis">0</text:span> (like doors, chests, or "Start" tokens) will be automatically excluded from the combat order.</text:p>
        </text:list-item>
        <text:list-item>
          <text:p text:style-name="P11"><text:soft-page-break/><text:span text:style-name="Strong_20_Emphasis">Start Combat:</text:span> Click the "Start" button. The tracker will populate with all valid combatants, sorted from highest to lowest initiative.</text:p>
        </text:list-item>
        <text:list-item>
          <text:p text:style-name="P11"><text:span text:style-name="Strong_20_Emphasis">Advance Turn:</text:span> Click the "Next" button to advance to the next token in the order. The active token is highlighted in yellow on both the tracker and the map.</text:p>
        </text:list-item>
        <text:list-item>
          <text:p text:style-name="P11"><text:span text:style-name="Strong_20_Emphasis">End Combat:</text:span> Click "End Combat" to clear the tracker and end the encounter.</text:p>
        </text:list-item>
      </text:list>
      <text:h text:style-name="P5" text:outline-level="4">5.3. Dice Roller</text:h>
      <text:list text:style-name="L8">
        <text:list-item>
          <text:p text:style-name="P12"><text:span text:style-name="Strong_20_Emphasis">Rolling:</text:span> Enter a formula (e.g., 2d20kh1 for advantage) and click "Roll".</text:p>
        </text:list-item>
        <text:list-item>
          <text:p text:style-name="P12"><text:span text:style-name="Strong_20_Emphasis">Applying Damage:</text:span> First, <text:span text:style-name="Strong_20_Emphasis">click a token to select it</text:span>. Then, <text:span text:style-name="Strong_20_Emphasis">click a roll result</text:span> in the Dice Log to apply that number as damage.</text:p>
        </text:list-item>
        <text:list-item>
          <text:p text:style-name="P12"><text:span text:style-name="Strong_20_Emphasis">Hidden Rolls:</text:span> Check "Roll Hidden" for private rolls.</text:p>
        </text:list-item>
      </text:list>
      <text:h text:style-name="P3" text:outline-level="3" text:is-list-header="true">6. Appendix / <text:span text:style-name="T1">Advanced User</text:span>: Python Dungeon Generator</text:h>
      <text:p text:style-name="Text_20_body">Included with the VTT is a separate Python script, floortowall.py, for creating random dungeons.</text:p>
      <text:list text:style-name="L9">
        <text:list-item>
          <text:p text:style-name="P13"><text:span text:style-name="Strong_20_Emphasis">How to Use:</text:span> Run the script from a terminal (python floortowall.py). It will prompt you for parameters like map size and monster density.</text:p>
        </text:list-item>
        <text:list-item>
          <text:p text:style-name="P13"><text:span text:style-name="Strong_20_Emphasis">Output:</text:span> The script generates a .json file and saves it to a "VTT_Dungeons" folder on your Desktop.</text:p>
        </text:list-item>
        <text:list-item>
          <text:p text:style-name="P14"><text:span text:style-name="Strong_20_Emphasis">Loading:</text:span> In Thor-Grid, the DM can click <text:span text:style-name="Strong_20_Emphasis">Import State</text:span> and select the generated .json file to load the entire dungeon instantly.</text:p>
        </text:list-item>
      </text:list>
      <text:h text:style-name="Heading_20_4" text:outline-level="4"><text:span text:style-name="T1">6.2.1 </text:span><text:span text:style-name="Strong_20_Emphasis"><text:span text:style-name="T1">Adding Pre-Made Monster Tokens Manually</text:span></text:span></text:h>
      <text:p text:style-name="P15">If you prefer not to use the Python dungeon generator, you can still use the official monster art by following these steps:</text:p>
      <text:list text:style-name="L10">
        <text:list-item>
          <text:p text:style-name="P16">Go to the <text:a xlink:type="simple" xlink:href="https://www.google.com/url?sa=E&amp;q=https%3A%2F%2Fgithub.com%2FThor-Grid%2FThorGridVTT%2Freleases%2Flatest" office:target-frame-name="_blank" xlink:show="new" text:style-name="Internet_20_link" text:visited-style-name="Visited_20_Internet_20_Link"><text:span text:style-name="Strong_20_Emphasis">Thor-Grid GitHub Releases page</text:span></text:a> where you downloaded the application.</text:p>
        </text:list-item>
        <text:list-item>
          <text:p text:style-name="P16">In the "Assets" section, download the <text:span text:style-name="Strong_20_Emphasis">Monsters.zip</text:span> file.</text:p>
        </text:list-item>
        <text:list-item>
          <text:p text:style-name="P16">Unzip this file to a convenient location on your computer, such as your Desktop. This will create a folder containing all the pre-made monster images.</text:p>
        </text:list-item>
        <text:list-item>
          <text:p text:style-name="P16">In the Thor-Grid VTT, open the <text:span text:style-name="Strong_20_Emphasis">"Tokens"</text:span> panel in the DM controls.</text:p>
        </text:list-item>
        <text:list-item>
          <text:p text:style-name="P16">Fill in the token's name and stats (HP, AC, etc.).</text:p>
        </text:list-item>
        <text:list-item>
          <text:p text:style-name="P16">For the "Token Image," click the <text:span text:style-name="Strong_20_Emphasis">"Or Upload Image"</text:span> file chooser (or use the ... browse button in the token's context menu).</text:p>
        </text:list-item>
        <text:list-item>
          <text:p text:style-name="P16">Navigate to the folder where you unzipped the monster images and select the art for your creature.</text:p>
        </text:list-item>
        <text:list-item>
          <text:p text:style-name="P16">Click <text:span text:style-name="Strong_20_Emphasis">"Add Token"</text:span>.</text:p>
        </text:list-item>
      </text:list>
      <text:h text:style-name="P3" text:outline-level="3" text:is-list-header="true"><text:soft-page-break/>7. Troubleshooting</text:h>
      <text:list text:style-name="L11">
        <text:list-item>
          <text:p text:style-name="P17"><text:span text:style-name="Strong_20_Emphasis">Cannot Connect:</text:span> Ensure you are on the same Wi-Fi/local network and that the GM's firewall is not blocking the application or port 4000.</text:p>
        </text:list-item>
        <text:list-item>
          <text:p text:style-name="P17"><text:span text:style-name="Strong_20_Emphasis">UI/Features Not Working:</text:span> Try refreshing the page (<text:span text:style-name="Strong_20_Emphasis">F5</text:span> or your browser's refresh button)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5T12:35:58.330255300</meta:creation-date>
    <dc:date>2025-07-27T13:34:36.836470900</dc:date>
    <meta:editing-duration>PT16M45S</meta:editing-duration>
    <meta:editing-cycles>5</meta:editing-cycles>
    <meta:generator>LibreOffice/25.2.4.3$Windows_X86_64 LibreOffice_project/33e196637044ead23f5c3226cde09b47731f7e27</meta:generator>
    <meta:print-date>2025-07-05T12:43:33.328585600</meta:print-date>
    <meta:printed-by>PDF files</meta:printed-by>
    <meta:document-statistic meta:table-count="0" meta:image-count="0" meta:object-count="0" meta:page-count="4" meta:paragraph-count="72" meta:word-count="1023" meta:character-count="5885" meta:non-whitespace-character-count="4982"/>
  </office:meta>
</office:document-meta>
</file>